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3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table:style-name="ce1"/>
          <table:table-cell table:style-name="ce2" office:value-type="string" calcext:value-type="string">
            <text:p>Ax</text:p>
          </table:table-cell>
          <table:table-cell table:style-name="ce2" office:value-type="string" calcext:value-type="string">
            <text:p>Ay</text:p>
          </table:table-cell>
          <table:table-cell table:style-name="ce2" office:value-type="string" calcext:value-type="string">
            <text:p>Bx</text:p>
          </table:table-cell>
          <table:table-cell table:style-name="ce2" office:value-type="string" calcext:value-type="string">
            <text:p>By</text:p>
          </table:table-cell>
          <table:table-cell table:style-name="ce2" office:value-type="string" calcext:value-type="string">
            <text:p>Cx</text:p>
          </table:table-cell>
          <table:table-cell table:style-name="ce2" office:value-type="string" calcext:value-type="string">
            <text:p>Cy</text:p>
          </table:table-cell>
          <table:table-cell/>
          <table:table-cell table:style-name="ce2" office:value-type="string" calcext:value-type="string">
            <text:p>A/B</text:p>
          </table:table-cell>
          <table:table-cell table:style-name="ce2" office:value-type="string" calcext:value-type="string">
            <text:p>A/C</text:p>
          </table:table-cell>
          <table:table-cell table:style-name="ce2" office:value-type="string" calcext:value-type="string">
            <text:p>B/C</text:p>
          </table:table-cell>
        </table:table-row>
        <table:table-row table:style-name="ro1">
          <table:table-cell table:style-name="ce2" office:value-type="string" calcext:value-type="string">
            <text:p>P1</text:p>
          </table:table-cell>
          <table:table-cell office:value-type="float" office:value="307413" calcext:value-type="float">
            <text:p>307413</text:p>
          </table:table-cell>
          <table:table-cell office:value-type="float" office:value="4631014.79" calcext:value-type="float">
            <text:p>4631014,79</text:p>
          </table:table-cell>
          <table:table-cell office:value-type="float" office:value="307384.83" calcext:value-type="float">
            <text:p>307384,83</text:p>
          </table:table-cell>
          <table:table-cell office:value-type="float" office:value="4631010.33" calcext:value-type="float">
            <text:p>4631010,33</text:p>
          </table:table-cell>
          <table:table-cell office:value-type="float" office:value="307383" calcext:value-type="float">
            <text:p>307383</text:p>
          </table:table-cell>
          <table:table-cell office:value-type="float" office:value="4631011.32" calcext:value-type="float">
            <text:p>4631011,32</text:p>
          </table:table-cell>
          <table:table-cell/>
          <table:table-cell table:formula="of:=SQRT( ([.B2]-[.D2])*([.B2]-[.D2]) + ([.C2]-[.E2])*([.C2]-[.E2]) )" office:value-type="float" office:value="28.5208783174493" calcext:value-type="float">
            <text:p>28,52</text:p>
          </table:table-cell>
          <table:table-cell table:formula="of:=SQRT(([.B2]-[.F2])*([.B2]-[.F2]) + ([.C2]-[.G2])*([.C2]-[.G2]))" office:value-type="float" office:value="30.2000149006286" calcext:value-type="float">
            <text:p>30,2000149006286</text:p>
          </table:table-cell>
          <table:table-cell table:formula="of:=SQRT(([.D2]-[.F2])*([.D2]-[.F2])+([.E2]-[.G2])*([.E2]-[.G2]))" office:value-type="float" office:value="2.08062490624865" calcext:value-type="float">
            <text:p>2,08062490624865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307178.15" calcext:value-type="float">
            <text:p>307178,15</text:p>
          </table:table-cell>
          <table:table-cell office:value-type="float" office:value="4631073.2" calcext:value-type="float">
            <text:p>4631073,2</text:p>
          </table:table-cell>
          <table:table-cell office:value-type="float" office:value="307154.2" calcext:value-type="float">
            <text:p>307154,2</text:p>
          </table:table-cell>
          <table:table-cell office:value-type="float" office:value="4631079.33" calcext:value-type="float">
            <text:p>4631079,33</text:p>
          </table:table-cell>
          <table:table-cell office:value-type="float" office:value="307150.6" calcext:value-type="float">
            <text:p>307150,6</text:p>
          </table:table-cell>
          <table:table-cell office:value-type="float" office:value="4631081.68" calcext:value-type="float">
            <text:p>4631081,68</text:p>
          </table:table-cell>
          <table:table-cell/>
          <table:table-cell table:formula="of:=SQRT( ([.B3]-[.D3])*([.B3]-[.D3]) + ([.C3]-[.E3])*([.C3]-[.E3]) )" office:value-type="float" office:value="24.7220427958368" calcext:value-type="float">
            <text:p>24,72</text:p>
          </table:table-cell>
          <table:table-cell table:formula="of:=SQRT(([.B3]-[.F3])*([.B3]-[.F3]) + ([.C3]-[.G3])*([.C3]-[.G3]))" office:value-type="float" office:value="28.825559838351" calcext:value-type="float">
            <text:p>28,825559838351</text:p>
          </table:table-cell>
          <table:table-cell table:formula="of:=SQRT(([.D3]-[.F3])*([.D3]-[.F3])+([.E3]-[.G3])*([.E3]-[.G3]))" office:value-type="float" office:value="4.29912781834881" calcext:value-type="float">
            <text:p>4,2991278183488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307276.11" calcext:value-type="float">
            <text:p>307276,11</text:p>
          </table:table-cell>
          <table:table-cell office:value-type="float" office:value="4631242.96" calcext:value-type="float">
            <text:p>4631242,96</text:p>
          </table:table-cell>
          <table:table-cell office:value-type="float" office:value="307252.61" calcext:value-type="float">
            <text:p>307252,61</text:p>
          </table:table-cell>
          <table:table-cell office:value-type="float" office:value="4631240.54" calcext:value-type="float">
            <text:p>4631240,54</text:p>
          </table:table-cell>
          <table:table-cell office:value-type="float" office:value="307248.29" calcext:value-type="float">
            <text:p>307248,29</text:p>
          </table:table-cell>
          <table:table-cell office:value-type="float" office:value="4631244.56" calcext:value-type="float">
            <text:p>4631244,56</text:p>
          </table:table-cell>
          <table:table-cell/>
          <table:table-cell table:formula="of:=SQRT( ([.B4]-[.D4])*([.B4]-[.D4]) + ([.C4]-[.E4])*([.C4]-[.E4]) )" office:value-type="float" office:value="23.6242756502636" calcext:value-type="float">
            <text:p>23,62</text:p>
          </table:table-cell>
          <table:table-cell table:formula="of:=SQRT(([.B4]-[.F4])*([.B4]-[.F4]) + ([.C4]-[.G4])*([.C4]-[.G4]))" office:value-type="float" office:value="27.8659720806434" calcext:value-type="float">
            <text:p>27,8659720806434</text:p>
          </table:table-cell>
          <table:table-cell table:formula="of:=SQRT(([.D4]-[.F4])*([.D4]-[.F4])+([.E4]-[.G4])*([.E4]-[.G4]))" office:value-type="float" office:value="5.90108464576354" calcext:value-type="float">
            <text:p>5,9010846457635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07555.24" calcext:value-type="float">
            <text:p>307555,24</text:p>
          </table:table-cell>
          <table:table-cell office:value-type="float" office:value="4631116.62" calcext:value-type="float">
            <text:p>4631116,62</text:p>
          </table:table-cell>
          <table:table-cell office:value-type="float" office:value="307528.06" calcext:value-type="float">
            <text:p>307528,06</text:p>
          </table:table-cell>
          <table:table-cell office:value-type="float" office:value="4631112.99" calcext:value-type="float">
            <text:p>4631112,99</text:p>
          </table:table-cell>
          <table:table-cell office:value-type="float" office:value="307526.54" calcext:value-type="float">
            <text:p>307526,54</text:p>
          </table:table-cell>
          <table:table-cell office:value-type="float" office:value="4631114.69" calcext:value-type="float">
            <text:p>4631114,69</text:p>
          </table:table-cell>
          <table:table-cell/>
          <table:table-cell table:formula="of:=SQRT( ([.B5]-[.D5])*([.B5]-[.D5]) + ([.C5]-[.E5])*([.C5]-[.E5]) )" office:value-type="float" office:value="27.4213292894201" calcext:value-type="float">
            <text:p>27,42</text:p>
          </table:table-cell>
          <table:table-cell table:formula="of:=SQRT(([.B5]-[.F5])*([.B5]-[.F5]) + ([.C5]-[.G5])*([.C5]-[.G5]))" office:value-type="float" office:value="28.7648205278517" calcext:value-type="float">
            <text:p>28,7648205278517</text:p>
          </table:table-cell>
          <table:table-cell table:formula="of:=SQRT(([.D5]-[.F5])*([.D5]-[.F5])+([.E5]-[.G5])*([.E5]-[.G5]))" office:value-type="float" office:value="2.28043855446489" calcext:value-type="float">
            <text:p>2,28043855446489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307395.02" calcext:value-type="float">
            <text:p>307395,02</text:p>
          </table:table-cell>
          <table:table-cell office:value-type="float" office:value="4631125.88" calcext:value-type="float">
            <text:p>4631125,88</text:p>
          </table:table-cell>
          <table:table-cell office:value-type="float" office:value="307369.84" calcext:value-type="float">
            <text:p>307369,84</text:p>
          </table:table-cell>
          <table:table-cell office:value-type="float" office:value="4631124.19" calcext:value-type="float">
            <text:p>4631124,19</text:p>
          </table:table-cell>
          <table:table-cell office:value-type="float" office:value="307366.61" calcext:value-type="float">
            <text:p>307366,61</text:p>
          </table:table-cell>
          <table:table-cell office:value-type="float" office:value="4631125.74" calcext:value-type="float">
            <text:p>4631125,74</text:p>
          </table:table-cell>
          <table:table-cell/>
          <table:table-cell table:formula="of:=SQRT( ([.B6]-[.D6])*([.B6]-[.D6]) + ([.C6]-[.E6])*([.C6]-[.E6]) )" office:value-type="float" office:value="25.2366499361125" calcext:value-type="float">
            <text:p>25,24</text:p>
          </table:table-cell>
          <table:table-cell table:formula="of:=SQRT(([.B6]-[.F6])*([.B6]-[.F6]) + ([.C6]-[.G6])*([.C6]-[.G6]))" office:value-type="float" office:value="28.4103449468984" calcext:value-type="float">
            <text:p>28,4103449468984</text:p>
          </table:table-cell>
          <table:table-cell table:formula="of:=SQRT(([.D6]-[.F6])*([.D6]-[.F6])+([.E6]-[.G6])*([.E6]-[.G6]))" office:value-type="float" office:value="3.58265264848244" calcext:value-type="float">
            <text:p>3,58265264848244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307539.5" calcext:value-type="float">
            <text:p>307539,5</text:p>
          </table:table-cell>
          <table:table-cell office:value-type="float" office:value="4631009.16" calcext:value-type="float">
            <text:p>4631009,16</text:p>
          </table:table-cell>
          <table:table-cell office:value-type="float" office:value="307511.2" calcext:value-type="float">
            <text:p>307511,2</text:p>
          </table:table-cell>
          <table:table-cell office:value-type="float" office:value="4631004.95" calcext:value-type="float">
            <text:p>4631004,95</text:p>
          </table:table-cell>
          <table:table-cell office:value-type="float" office:value="307508.21" calcext:value-type="float">
            <text:p>307508,21</text:p>
          </table:table-cell>
          <table:table-cell office:value-type="float" office:value="4631006.81" calcext:value-type="float">
            <text:p>4631006,81</text:p>
          </table:table-cell>
          <table:table-cell/>
          <table:table-cell table:formula="of:=SQRT( ([.B7]-[.D7])*([.B7]-[.D7]) + ([.C7]-[.E7])*([.C7]-[.E7]) )" office:value-type="float" office:value="28.6114330294557" calcext:value-type="float">
            <text:p>28,61</text:p>
          </table:table-cell>
          <table:table-cell table:formula="of:=SQRT(([.B7]-[.F7])*([.B7]-[.F7]) + ([.C7]-[.G7])*([.C7]-[.G7]))" office:value-type="float" office:value="31.3781229521671" calcext:value-type="float">
            <text:p>31,3781229521671</text:p>
          </table:table-cell>
          <table:table-cell table:formula="of:=SQRT(([.D7]-[.F7])*([.D7]-[.F7])+([.E7]-[.G7])*([.E7]-[.G7]))" office:value-type="float" office:value="3.52132077461384" calcext:value-type="float">
            <text:p>3,52132077461384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7"/>
          <table:table-cell table:style-name="ce4" office:value-type="string" calcext:value-type="string">
            <text:p>EQM </text:p>
          </table:table-cell>
          <table:table-cell table:style-name="ce6" table:formula="of:=SQRT( ([.I2]^2 + [.I3]^2 + [.I4]^2 + [.I5]^2 + [.I6]^2 + [.I7]^2)/6)" office:value-type="float" office:value="26.4264961733273" calcext:value-type="float">
            <text:p>26,4264961733273</text:p>
          </table:table-cell>
          <table:table-cell table:style-name="ce6" table:formula="of:=SQRT( ([.J2]^2 + [.J3]^2 + [.J4]^2 + [.J5]^2 + [.J6]^2 + [.J7]^2)/6)" office:value-type="float" office:value="29.2649261061609" calcext:value-type="float">
            <text:p>29,2649261061609</text:p>
          </table:table-cell>
          <table:table-cell table:style-name="ce6" table:formula="of:=SQRT( ([.K2]^2 + [.K3]^2 + [.K4]^2 + [.K5]^2 + [.K6]^2 + [.K7]^2)/6)" office:value-type="float" office:value="3.83122695737637" calcext:value-type="float">
            <text:p>3,831226957376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23:45.363969124</meta:creation-date>
    <dc:date>2019-03-07T12:40:35.503081885</dc:date>
    <meta:editing-duration>PT1H24M34S</meta:editing-duration>
    <meta:editing-cycles>1</meta:editing-cycles>
    <meta:document-statistic meta:table-count="1" meta:cell-count="73" meta:object-count="0"/>
    <meta:generator>LibreOffice/6.0.7.3$Linux_X86_64 LibreOffice_project/00m0$Build-3</meta:generator>
  </office:meta>
</office:document-meta>
</file>